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F00000172096D3BFBD2318BC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75cm" fo:min-width="0.5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75cm" fo:min-width="0.5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75cm" fo:min-width="1.5cm"/>
      <style:paragraph-properties style:writing-mode="lr-tb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0.458cm" fo:min-width="0.20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16" style:family="graphic" style:parent-style-name="standard">
      <style:graphic-properties svg:stroke-color="#ff0000" draw:fill="none" draw:textarea-horizontal-align="justify" draw:textarea-vertical-align="middle" draw:auto-grow-height="false" fo:min-height="2.58cm" fo:min-width="0.208cm"/>
      <style:paragraph-properties style:writing-mode="lr-tb"/>
    </style:style>
    <style:style style:name="gr17" style:family="graphic" style:parent-style-name="standard">
      <style:graphic-properties svg:stroke-color="#ff0000" draw:fill="none" draw:textarea-horizontal-align="justify" draw:textarea-vertical-align="middle" draw:auto-grow-height="false" fo:min-height="1.164cm" fo:min-width="0.2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T1" style:family="text">
      <style:text-properties style:text-position="-33% 58%"/>
    </style:style>
    <style:style style:name="T2" style:family="text">
      <style:text-properties style:font-size-asian="16pt" style:font-size-complex="16pt"/>
    </style:style>
    <style:style style:name="T3" style:family="text">
      <style:text-properties style:text-position="0% 100%" style:font-size-asian="16pt" style:font-size-complex="16pt"/>
    </style:style>
    <style:style style:name="T4" style:family="text">
      <style:text-properties style:text-position="-33% 58%" style:font-size-asian="16pt" style:font-size-complex="16pt"/>
    </style:style>
    <style:style style:name="T5" style:family="text">
      <style:text-properties style:text-position="33% 58%"/>
    </style:style>
    <style:style style:name="T6" style:family="text">
      <style:text-properties style:text-position="0% 100%" fo:font-size="16pt" style:font-size-asian="16pt" style:font-size-complex="16pt"/>
    </style:style>
    <style:style style:name="T7" style:family="text">
      <style:text-properties style:text-position="-33% 58%" fo:font-size="16pt" style:font-size-asian="16pt" style:font-size-complex="16pt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83cm" svg:height="9.789cm" svg:x="6.317cm" svg:y="2.4cm">
          <draw:image xlink:href="Pictures/100002010000026F00000172096D3BFBD2318BC9.png" xlink:type="simple" xlink:show="embed" xlink:actuate="onLoad" loext:mime-type="image/png">
            <text:p/>
          </draw:image>
        </draw:frame>
        <draw:frame draw:style-name="gr2" draw:text-style-name="P2" draw:layer="layout" svg:width="2.5cm" svg:height="1.8cm" svg:x="6.4cm" svg:y="11.9cm">
          <draw:text-box>
            <text:p>Input<text:line-break/>layer</text:p>
          </draw:text-box>
        </draw:frame>
        <draw:frame draw:style-name="gr3" draw:text-style-name="P2" draw:layer="layout" svg:width="4.5cm" svg:height="1cm" svg:x="12.3cm" svg:y="11.9cm">
          <draw:text-box>
            <text:p>Hidden layers</text:p>
          </draw:text-box>
        </draw:frame>
        <draw:frame draw:style-name="gr4" draw:text-style-name="P2" draw:layer="layout" svg:width="3.7cm" svg:height="1.7cm" svg:x="20cm" svg:y="11.9cm">
          <draw:text-box>
            <text:p>Output of the model</text:p>
          </draw:text-box>
        </draw:frame>
        <draw:line draw:style-name="gr5" draw:text-style-name="P1" draw:layer="layout" svg:x1="5.6cm" svg:y1="2.8cm" svg:x2="5.6cm" svg:y2="11.8cm">
          <text:p/>
        </draw:line>
        <draw:line draw:style-name="gr5" draw:text-style-name="P1" draw:layer="layout" svg:x1="6.7cm" svg:y1="1.7cm" svg:x2="22.1cm" svg:y2="1.8cm">
          <text:p/>
        </draw:line>
        <draw:frame draw:style-name="gr6" draw:text-style-name="P2" draw:layer="layout" svg:width="2.5cm" svg:height="0.962cm" svg:x="13.3cm" svg:y="0.638cm">
          <draw:text-box>
            <text:p>depth</text:p>
          </draw:text-box>
        </draw:frame>
        <draw:frame draw:style-name="gr7" draw:text-style-name="P2" draw:layer="layout" svg:width="2.5cm" svg:height="1.114cm" draw:transform="rotate (1.5707963267949) translate (4.286cm 8.4cm)">
          <draw:text-box>
            <text:p>width<text:span text:style-name="T1">i</text:span></text:p>
          </draw:text-box>
        </draw:frame>
        <draw:line draw:style-name="gr8" draw:text-style-name="P1" draw:layer="layout" svg:x1="8cm" svg:y1="4.4cm" svg:x2="10cm" svg:y2="3.6cm">
          <text:p/>
        </draw:line>
        <draw:line draw:style-name="gr8" draw:text-style-name="P1" draw:layer="layout" svg:x1="7.9cm" svg:y1="5.5cm" svg:x2="10cm" svg:y2="3.601cm">
          <text:p/>
        </draw:line>
        <draw:line draw:style-name="gr8" draw:text-style-name="P1" draw:layer="layout" svg:x1="8cm" svg:y1="6.7cm" svg:x2="10cm" svg:y2="3.601cm">
          <text:p/>
        </draw:line>
        <draw:line draw:style-name="gr8" draw:text-style-name="P1" draw:layer="layout" svg:x1="7.9cm" svg:y1="9.1cm" svg:x2="10cm" svg:y2="3.601cm">
          <text:p/>
        </draw:line>
        <draw:line draw:style-name="gr8" draw:text-style-name="P1" draw:layer="layout" svg:x1="8cm" svg:y1="4.401cm" svg:x2="10.3cm" svg:y2="4.5cm">
          <text:p/>
        </draw:line>
        <draw:line draw:style-name="gr8" draw:text-style-name="P1" draw:layer="layout" svg:x1="7.9cm" svg:y1="5.5cm" svg:x2="10.3cm" svg:y2="4.531cm">
          <text:p/>
        </draw:line>
        <draw:line draw:style-name="gr8" draw:text-style-name="P1" draw:layer="layout" svg:x1="8cm" svg:y1="6.7cm" svg:x2="10.3cm" svg:y2="4.531cm">
          <text:p/>
        </draw:line>
        <draw:line draw:style-name="gr8" draw:text-style-name="P1" draw:layer="layout" svg:x1="8cm" svg:y1="8.1cm" svg:x2="10.3cm" svg:y2="4.531cm">
          <text:p/>
        </draw:line>
        <draw:line draw:style-name="gr8" draw:text-style-name="P1" draw:layer="layout" svg:x1="7.9cm" svg:y1="9.1cm" svg:x2="10.3cm" svg:y2="4.531cm">
          <text:p/>
        </draw:line>
        <draw:line draw:style-name="gr8" draw:text-style-name="P1" draw:layer="layout" svg:x1="8cm" svg:y1="8.1cm" svg:x2="10cm" svg:y2="3.601cm">
          <text:p/>
        </draw:line>
      </draw:page>
      <draw:page draw:name="page2" draw:style-name="dp1" draw:master-page-name="Default">
        <draw:custom-shape draw:style-name="gr9" draw:text-style-name="P5" draw:layer="layout" svg:width="1cm" svg:height="4cm" svg:x="3.6cm" svg:y="7.6cm">
          <text:p text:style-name="P3"><text:span text:style-name="T2">X</text:span></text:p>
          <text:p text:style-name="P4"><text:span text:style-name="T3">≡</text:span></text:p>
          <text:p text:style-name="P4"><text:span text:style-name="T3">I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cm" svg:height="2cm" svg:x="2.1cm" svg:y="1.6cm">
          <text:p text:style-name="P6">w<text:span text:style-name="T1">to,from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2cm" svg:x="9.6cm" svg:y="8.6cm">
          <text:p text:style-name="P3"><text:span text:style-name="T3">O</text:span><text:span text:style-name="T4">1</text:span></text:p>
          <text:p text:style-name="P4"><text:span text:style-name="T3">≡</text:span></text:p>
          <text:p text:style-name="P3"><text:span text:style-name="T3">I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2cm" svg:x="6.85cm" svg:y="1.6cm">
          <text:p text:style-name="P6">W<text:span text:style-name="T1">0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cm" svg:height="4cm" svg:x="9.1cm" svg:y="1.6cm">
          <text:p text:style-name="P6">w<text:span text:style-name="T1">to,from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4cm" svg:x="12.25cm" svg:y="1.6cm">
          <text:p text:style-name="P6">W<text:span text:style-name="T1">0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4cm" svg:x="16cm" svg:y="7.5cm">
          <text:p text:style-name="P8"><text:span text:style-name="T6">O</text:span><text:span text:style-name="T7">2</text:span></text:p>
          <text:p text:style-name="P8"><text:span text:style-name="T6">≡</text:span></text:p>
          <text:p text:style-name="P8"><text:span text:style-name="T6">I</text:span><text:span text:style-name="T7">3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4.9cm" svg:y1="9.6cm" svg:x2="6.7cm" svg:y2="9.5cm">
          <text:p/>
        </draw:line>
        <draw:line draw:style-name="gr8" draw:text-style-name="P7" draw:layer="layout" svg:x1="4.2cm" svg:y1="3.7cm" svg:x2="6.7cm" svg:y2="9.5cm">
          <text:p/>
        </draw:line>
        <draw:line draw:style-name="gr8" draw:text-style-name="P7" draw:layer="layout" svg:x1="7.35cm" svg:y1="3.7cm" svg:x2="7.4cm" svg:y2="8.4cm">
          <text:p/>
        </draw:line>
        <draw:line draw:style-name="gr8" draw:text-style-name="P7" draw:layer="layout" svg:x1="8.1cm" svg:y1="9.6cm" svg:x2="9.4cm" svg:y2="9.6cm">
          <text:p/>
        </draw:line>
        <draw:line draw:style-name="gr8" draw:text-style-name="P7" draw:layer="layout" svg:x1="10.7cm" svg:y1="9.6cm" svg:x2="12.1cm" svg:y2="9.6cm">
          <text:p/>
        </draw:line>
        <draw:line draw:style-name="gr8" draw:text-style-name="P7" draw:layer="layout" svg:x1="10.2cm" svg:y1="5.8cm" svg:x2="12.1cm" svg:y2="9.6cm">
          <text:p/>
        </draw:line>
        <draw:line draw:style-name="gr8" draw:text-style-name="P7" draw:layer="layout" svg:x1="12.75cm" svg:y1="5.7cm" svg:x2="12.8cm" svg:y2="7.2cm">
          <text:p/>
        </draw:line>
        <draw:line draw:style-name="gr8" draw:text-style-name="P7" draw:layer="layout" svg:x1="13.5cm" svg:y1="9.6cm" svg:x2="15.8cm" svg:y2="9.6cm">
          <text:p/>
        </draw:line>
        <draw:custom-shape draw:style-name="gr10" draw:text-style-name="P7" draw:layer="layout" svg:width="4cm" svg:height="2cm" svg:x="14.5cm" svg:y="1.6cm">
          <text:p text:style-name="P6">w<text:span text:style-name="T1">to,from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2cm" svg:x="19.45cm" svg:y="1.6cm">
          <text:p text:style-name="P6">W<text:span text:style-name="T1">0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2cm" svg:x="22cm" svg:y="8.6cm">
          <text:p text:style-name="P6"><text:span text:style-name="T8">O</text:span><text:span text:style-name="T1">3</text:span><text:span text:style-name="T1"><text:line-break/></text:span><text:span text:style-name="T8">≡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7.2cm" svg:y1="9.6cm" svg:x2="19.2cm" svg:y2="9.6cm">
          <text:p/>
        </draw:line>
        <draw:line draw:style-name="gr8" draw:text-style-name="P7" draw:layer="layout" svg:x1="16.6cm" svg:y1="3.7cm" svg:x2="19.2cm" svg:y2="9.6cm">
          <text:p/>
        </draw:line>
        <draw:line draw:style-name="gr8" draw:text-style-name="P7" draw:layer="layout" svg:x1="19.95cm" svg:y1="3.8cm" svg:x2="20cm" svg:y2="8.5cm">
          <text:p/>
        </draw:line>
        <draw:line draw:style-name="gr8" draw:text-style-name="P7" draw:layer="layout" svg:x1="20.6cm" svg:y1="9.6cm" svg:x2="21.9cm" svg:y2="9.6cm">
          <text:p/>
        </draw:line>
        <draw:custom-shape draw:style-name="gr11" draw:text-style-name="P7" draw:layer="layout" svg:width="1cm" svg:height="2cm" svg:x="22cm" svg:y="1.6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24.3cm" svg:y="9.1cm">
          <text:p text:style-name="P6">c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0.496cm" svg:height="0.517cm" svg:x="22.252cm" svg:y="9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5" draw:text-style-name="P7" draw:layer="layout" svg:width="1cm" svg:height="1cm" svg:x="26.9cm" svg:y="9.1cm">
          <text:p text:style-name="P6"><text:span text:style-name="T9">ε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23.1cm" svg:y1="9.7cm" svg:x2="24.2cm" svg:y2="9.7cm">
          <text:p/>
        </draw:line>
        <draw:line draw:style-name="gr8" draw:text-style-name="P7" draw:layer="layout" svg:x1="22.5cm" svg:y1="3.7cm" svg:x2="24.2cm" svg:y2="9.7cm">
          <text:p/>
        </draw:line>
        <draw:line draw:style-name="gr8" draw:text-style-name="P7" draw:layer="layout" svg:x1="25.4cm" svg:y1="9.7cm" svg:x2="26.7cm" svg:y2="9.7cm">
          <text:p/>
        </draw:line>
        <draw:custom-shape draw:style-name="gr16" draw:text-style-name="P7" draw:layer="layout" svg:width="1cm" svg:height="4cm" svg:x="12.3cm" svg:y="7.4cm">
          <text:p text:style-name="P6">L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cm" svg:height="2cm" svg:x="6.9cm" svg:y="8.6cm">
          <text:p text:style-name="P3"><text:span text:style-name="T2">L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cm" svg:height="2cm" svg:x="19.5cm" svg:y="8.6cm">
          <text:p text:style-name="P6">L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0:32:00.910385310</meta:creation-date>
    <dc:date>2020-05-17T17:58:43.980653094</dc:date>
    <meta:editing-duration>P4DT1H59M12S</meta:editing-duration>
    <meta:editing-cycles>6</meta:editing-cycles>
    <meta:generator>LibreOffice/6.4.3.2$Linux_X86_64 LibreOffice_project/40$Build-2</meta:generator>
    <meta:document-statistic meta:object-count="50"/>
  </office:meta>
</office:document-meta>
</file>

<file path=Object 1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